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8.239cm" fo:margin-left="-1.224cm" table:align="left"/>
    </style:style>
    <style:style style:name="Table2.A" style:family="table-column">
      <style:table-column-properties style:column-width="5.468cm"/>
    </style:style>
    <style:style style:name="Table2.B" style:family="table-column">
      <style:table-column-properties style:column-width="4.621cm"/>
    </style:style>
    <style:style style:name="Table2.C" style:family="table-column">
      <style:table-column-properties style:column-width="3.881cm"/>
    </style:style>
    <style:style style:name="Table2.D" style:family="table-column">
      <style:table-column-properties style:column-width="4.26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15cm" fo:margin-left="-1.295cm" table:align="left"/>
    </style:style>
    <style:style style:name="Table1.A" style:family="table-column">
      <style:table-column-properties style:column-width="5.539cm"/>
    </style:style>
    <style:style style:name="Table1.B" style:family="table-column">
      <style:table-column-properties style:column-width="4.551cm"/>
    </style:style>
    <style:style style:name="Table1.C" style:family="table-column">
      <style:table-column-properties style:column-width="3.951cm"/>
    </style:style>
    <style:style style:name="Table1.D" style:family="table-column">
      <style:table-column-properties style:column-width="4.9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882cm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fc329" officeooo:paragraph-rsid="001fc329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a2106b" officeooo:paragraph-rsid="00a2106b" fo:background-color="#fffff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ac0e08" officeooo:paragraph-rsid="00a2106b" fo:background-color="#fffff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normal" officeooo:rsid="001fc329" officeooo:paragraph-rsid="001fc329" fo:background-color="#ffffff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none" fo:font-weight="bold" officeooo:rsid="00a2106b" officeooo:paragraph-rsid="00a2106b" fo:background-color="#fffff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style="italic" style:text-underline-style="none" fo:font-weight="normal" officeooo:rsid="001fc329" officeooo:paragraph-rsid="001fc329" fo:background-color="#ffffff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text-properties fo:font-size="15pt" fo:font-style="italic" style:text-underline-style="none" fo:font-weight="normal" officeooo:rsid="0056aef5" officeooo:paragraph-rsid="0056aef5" fo:background-color="#ffffff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text-properties fo:font-size="15pt" fo:font-style="italic" style:text-underline-style="none" fo:font-weight="normal" officeooo:rsid="001fc329" officeooo:paragraph-rsid="001fc329" fo:background-color="#cccccc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text-properties fo:font-size="18pt" fo:font-style="normal" style:text-underline-style="none" fo:font-weight="normal" officeooo:rsid="0086df84" officeooo:paragraph-rsid="0086df84" fo:background-color="#ffffff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fo:font-size="18pt" fo:font-style="normal" style:text-underline-style="none" fo:font-weight="normal" officeooo:rsid="0086df84" officeooo:paragraph-rsid="009b54b0" fo:background-color="#ffffff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fo:font-size="18pt" fo:font-style="normal" style:text-underline-style="none" fo:font-weight="normal" officeooo:rsid="009cb1cf" officeooo:paragraph-rsid="009b54b0" fo:background-color="#ffffff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fo:font-size="18pt" fo:font-style="normal" style:text-underline-style="solid" style:text-underline-width="auto" style:text-underline-color="font-color" fo:font-weight="normal" officeooo:rsid="0090452b" officeooo:paragraph-rsid="009cb1cf" fo:background-color="#ffffff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fo:font-size="18pt" style:text-underline-style="solid" style:text-underline-width="auto" style:text-underline-color="font-color" fo:font-weight="normal" officeooo:rsid="001fc329" officeooo:paragraph-rsid="001fc329" fo:background-color="#ffffff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normal" officeooo:rsid="0090452b" officeooo:paragraph-rsid="0090452b" fo:background-color="#ffffff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8pt" style:text-underline-style="none" fo:font-weight="normal" officeooo:rsid="0090452b" officeooo:paragraph-rsid="0090452b" fo:background-color="#ffffff" style:font-size-asian="18pt" style:font-weight-asian="normal" style:font-size-complex="18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90452b" officeooo:paragraph-rsid="0090452b" fo:background-color="#ffffff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style="normal" style:text-underline-style="none" fo:font-weight="normal" officeooo:rsid="009cb1cf" officeooo:paragraph-rsid="009cb1cf" fo:background-color="#ffffff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text-properties fo:font-size="15pt" officeooo:rsid="003bc430" officeooo:paragraph-rsid="003bc430" style:font-size-asian="15pt" style:font-size-complex="15pt"/>
    </style:style>
    <style:style style:name="P20" style:family="paragraph" style:parent-style-name="Table_20_Contents">
      <style:text-properties fo:font-size="15pt" officeooo:rsid="003caf82" officeooo:paragraph-rsid="003caf82" style:font-size-asian="15pt" style:font-size-complex="15pt"/>
    </style:style>
    <style:style style:name="P21" style:family="paragraph" style:parent-style-name="Table_20_Contents">
      <style:text-properties fo:font-size="15pt" officeooo:rsid="0040e971" officeooo:paragraph-rsid="0040e971" style:font-size-asian="15pt" style:font-size-complex="15pt"/>
    </style:style>
    <style:style style:name="P22" style:family="paragraph" style:parent-style-name="Table_20_Contents">
      <style:text-properties fo:font-size="15pt" officeooo:paragraph-rsid="00437674" style:font-size-asian="15pt" style:font-size-complex="15pt"/>
    </style:style>
    <style:style style:name="P23" style:family="paragraph" style:parent-style-name="Table_20_Contents">
      <style:text-properties fo:font-size="15pt" officeooo:paragraph-rsid="0045e850" style:font-size-asian="15pt" style:font-size-complex="15pt"/>
    </style:style>
    <style:style style:name="P24" style:family="paragraph" style:parent-style-name="Table_20_Contents">
      <style:text-properties fo:font-size="15pt" officeooo:rsid="00474eb5" officeooo:paragraph-rsid="00474eb5" style:font-size-asian="15pt" style:font-size-complex="15pt"/>
    </style:style>
    <style:style style:name="P25" style:family="paragraph" style:parent-style-name="Table_20_Contents">
      <style:text-properties fo:font-size="15pt" officeooo:rsid="00474eb5" officeooo:paragraph-rsid="004d0dba" style:font-size-asian="15pt" style:font-size-complex="15pt"/>
    </style:style>
    <style:style style:name="P26" style:family="paragraph" style:parent-style-name="Table_20_Contents">
      <style:text-properties fo:font-size="15pt" officeooo:rsid="0056aef5" officeooo:paragraph-rsid="0056aef5" style:font-size-asian="15pt" style:font-size-complex="15pt"/>
    </style:style>
    <style:style style:name="P27" style:family="paragraph" style:parent-style-name="Table_20_Contents">
      <style:text-properties fo:font-size="15pt" officeooo:paragraph-rsid="005c5945" style:font-size-asian="15pt" style:font-size-complex="15pt"/>
    </style:style>
    <style:style style:name="P28" style:family="paragraph" style:parent-style-name="Table_20_Contents">
      <style:text-properties fo:font-size="15pt" officeooo:paragraph-rsid="005f7cc6" style:font-size-asian="15pt" style:font-size-complex="15pt"/>
    </style:style>
    <style:style style:name="P29" style:family="paragraph" style:parent-style-name="Table_20_Contents">
      <style:text-properties fo:font-size="15pt" officeooo:paragraph-rsid="006676a4" style:font-size-asian="15pt" style:font-size-complex="15pt"/>
    </style:style>
    <style:style style:name="P30" style:family="paragraph" style:parent-style-name="Table_20_Contents">
      <style:text-properties fo:font-size="15pt" officeooo:paragraph-rsid="006d9e23" style:font-size-asian="15pt" style:font-size-complex="15pt"/>
    </style:style>
    <style:style style:name="P31" style:family="paragraph" style:parent-style-name="Table_20_Contents">
      <style:text-properties fo:font-size="15pt" officeooo:paragraph-rsid="007121ab" style:font-size-asian="15pt" style:font-size-complex="15pt"/>
    </style:style>
    <style:style style:name="P32" style:family="paragraph" style:parent-style-name="Table_20_Contents">
      <style:text-properties fo:font-size="15pt" officeooo:paragraph-rsid="0075b778" style:font-size-asian="15pt" style:font-size-complex="15pt"/>
    </style:style>
    <style:style style:name="P33" style:family="paragraph" style:parent-style-name="Table_20_Contents">
      <style:text-properties fo:font-size="15pt" officeooo:paragraph-rsid="007932e3" style:font-size-asian="15pt" style:font-size-complex="15pt"/>
    </style:style>
    <style:style style:name="P34" style:family="paragraph" style:parent-style-name="Table_20_Contents">
      <style:text-properties fo:font-size="15pt" officeooo:paragraph-rsid="00833d24" style:font-size-asian="15pt" style:font-size-complex="15pt"/>
    </style:style>
    <style:style style:name="P35" style:family="paragraph" style:parent-style-name="Standard">
      <style:text-properties fo:font-size="18pt" style:text-underline-style="solid" style:text-underline-width="auto" style:text-underline-color="font-color" fo:font-weight="bold" officeooo:rsid="00aa5c2e" officeooo:paragraph-rsid="00a2106b" fo:background-color="#cccccc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style:text-underline-style="none" fo:font-weight="normal" officeooo:rsid="008c4869" officeooo:paragraph-rsid="001fc329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text-properties fo:font-size="18pt" style:text-underline-style="none" fo:font-weight="normal" officeooo:rsid="008ce3e1" officeooo:paragraph-rsid="001fc329" fo:background-color="#ffffff" style:font-size-asian="18pt" style:font-weight-asian="normal" style:font-size-complex="18pt" style:font-weight-complex="normal"/>
    </style:style>
    <style:style style:name="P38" style:family="paragraph" style:parent-style-name="Standard">
      <style:text-properties fo:font-size="15pt" fo:font-style="italic" style:text-underline-style="none" fo:font-weight="normal" officeooo:rsid="0056aef5" officeooo:paragraph-rsid="0056aef5" fo:background-color="#ffffff" style:font-size-asian="15pt" style:font-style-asian="italic" style:font-weight-asian="normal" style:font-size-complex="15pt" style:font-style-complex="italic" style:font-weight-complex="normal"/>
    </style:style>
    <style:style style:name="P39" style:family="paragraph" style:parent-style-name="Standard">
      <style:text-properties fo:font-size="15pt" fo:font-style="italic" style:text-underline-style="none" fo:font-weight="normal" officeooo:rsid="0056aef5" officeooo:paragraph-rsid="0056aef5" fo:background-color="#cccccc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3bc430"/>
    </style:style>
    <style:style style:name="T2" style:family="text">
      <style:text-properties officeooo:rsid="00437674"/>
    </style:style>
    <style:style style:name="T3" style:family="text">
      <style:text-properties officeooo:rsid="0045e850"/>
    </style:style>
    <style:style style:name="T4" style:family="text">
      <style:text-properties officeooo:rsid="004d0dba"/>
    </style:style>
    <style:style style:name="T5" style:family="text">
      <style:text-properties officeooo:rsid="005253e9"/>
    </style:style>
    <style:style style:name="T6" style:family="text">
      <style:text-properties officeooo:rsid="0056aef5"/>
    </style:style>
    <style:style style:name="T7" style:family="text">
      <style:text-properties officeooo:rsid="005a7be3"/>
    </style:style>
    <style:style style:name="T8" style:family="text">
      <style:text-properties officeooo:rsid="005c5945"/>
    </style:style>
    <style:style style:name="T9" style:family="text">
      <style:text-properties officeooo:rsid="005f7cc6"/>
    </style:style>
    <style:style style:name="T10" style:family="text">
      <style:text-properties officeooo:rsid="006676a4"/>
    </style:style>
    <style:style style:name="T11" style:family="text">
      <style:text-properties officeooo:rsid="006ba75c"/>
    </style:style>
    <style:style style:name="T12" style:family="text">
      <style:text-properties officeooo:rsid="006d9e23"/>
    </style:style>
    <style:style style:name="T13" style:family="text">
      <style:text-properties officeooo:rsid="007121ab"/>
    </style:style>
    <style:style style:name="T14" style:family="text">
      <style:text-properties officeooo:rsid="0072cea9"/>
    </style:style>
    <style:style style:name="T15" style:family="text">
      <style:text-properties officeooo:rsid="007434e9"/>
    </style:style>
    <style:style style:name="T16" style:family="text">
      <style:text-properties officeooo:rsid="0075b778"/>
    </style:style>
    <style:style style:name="T17" style:family="text">
      <style:text-properties officeooo:rsid="007932e3"/>
    </style:style>
    <style:style style:name="T18" style:family="text">
      <style:text-properties officeooo:rsid="007c76dc"/>
    </style:style>
    <style:style style:name="T19" style:family="text">
      <style:text-properties officeooo:rsid="007ea776"/>
    </style:style>
    <style:style style:name="T20" style:family="text">
      <style:text-properties officeooo:rsid="0081fa92"/>
    </style:style>
    <style:style style:name="T21" style:family="text">
      <style:text-properties officeooo:rsid="00833d24"/>
    </style:style>
    <style:style style:name="T22" style:family="text">
      <style:text-properties officeooo:rsid="008c4869"/>
    </style:style>
    <style:style style:name="T23" style:family="text">
      <style:text-properties officeooo:rsid="0094a763"/>
    </style:style>
    <style:style style:name="T24" style:family="text">
      <style:text-properties officeooo:rsid="009cb1cf"/>
    </style:style>
    <style:style style:name="T25" style:family="text">
      <style:text-properties fo:font-size="18pt" officeooo:rsid="0090452b" style:font-size-asian="18pt" style:font-size-complex="18pt"/>
    </style:style>
    <style:style style:name="T26" style:family="text">
      <style:text-properties fo:font-size="18pt" officeooo:rsid="0094a763" style:font-size-asian="18pt" style:font-size-complex="18pt"/>
    </style:style>
    <style:style style:name="T27" style:family="text">
      <style:text-properties fo:font-size="18pt" style:text-underline-style="solid" style:text-underline-width="auto" style:text-underline-color="font-color" fo:background-color="#cccccc" loext:char-shading-value="0" style:font-size-asian="18pt" style:font-size-complex="18pt"/>
    </style:style>
    <style:style style:name="T28" style:family="text">
      <style:text-properties fo:font-size="18pt" style:text-underline-style="solid" style:text-underline-width="auto" style:text-underline-color="font-color" officeooo:rsid="00aa5c2e" fo:background-color="#cccccc" loext:char-shading-value="0" style:font-size-asian="18pt" style:font-size-complex="18pt"/>
    </style:style>
    <style:style style:name="T29" style:family="text">
      <style:text-properties officeooo:rsid="00a420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29"/><text:span text:style-name="T27"><text:s text:c="3"/></text:span><text:span text:style-name="T28">AUM SRI SAI RAM</text:span></text:p>
      <text:p text:style-name="P35"/>
      <text:p text:style-name="P2">MACHINE LEARNING (LAB) :</text:p>
      <text:p text:style-name="P2"/>
      <text:p text:style-name="P5">ASSIGNMENT 1:</text:p>
      <text:p text:style-name="P5">SAURAV RAI <text:span text:style-name="T29">(I <text:s/>Mtech (CS))</text:span></text:p>
      <text:p text:style-name="P5">17558</text:p>
      <text:p text:style-name="P3"/>
      <text:p text:style-name="P1">REPORT ON LOGISTIC REGRESSION : </text:p>
      <text:p text:style-name="P1"/>
      <text:p text:style-name="P8">1.MULTICLASS :</text:p>
      <text:p text:style-name="P6"/>
      <text:p text:style-name="P9"><text:s text:c="10"/><text:span text:style-name="T22">(i) </text:span>In this experiment we implemented 10 classifiers (each <text:span text:style-name="T22">classifier for each </text:span>of the 0 to 9 classes ) . <text:span text:style-name="T22">We will use the hypothesis class <text:s/>function ( sigmoid function ) and the gradient descent method as our optimization algorithmn.</text:span></text:p>
      <text:p text:style-name="P9"><text:tab/> <text:span text:style-name="T22">(ii) In this implementation we will find the probability for each of the classes and <text:s/>then chose the maximum probabilty value among all the 10 classes.We will keep all that maximum problabity values in one array and then compare it with the y_test labels to get the count of the correctly predicted labels. </text:span></text:p>
      <text:p text:style-name="P36">(iii) In the end we will find the accuracy of the multiclass.</text:p>
      <text:p text:style-name="P37"/>
      <text:p text:style-name="P37"><text:s/>OBSERVATION FOR VARIOUS ERROR TOLERANCE AND LEARNING RATE VALUES 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ERROR TOLERANCE </text:p>
          </table:table-cell>
          <table:table-cell table:style-name="Table2.A1" office:value-type="string">
            <text:p text:style-name="P19">LEARNING RATE</text:p>
          </table:table-cell>
          <table:table-cell table:style-name="Table2.A1" office:value-type="string">
            <text:p text:style-name="P18"><text:s/><text:span text:style-name="T1">TIME (secs)</text:span></text:p>
          </table:table-cell>
          <table:table-cell table:style-name="Table2.D1" office:value-type="string">
            <text:p text:style-name="P19">ACCURACY</text:p>
          </table:table-cell>
        </table:table-row>
        <table:table-row>
          <table:table-cell table:style-name="Table2.A2" office:value-type="string">
            <text:p text:style-name="P18"><text:s text:c="12"/><text:span text:style-name="T1">1000</text:span></text:p>
          </table:table-cell>
          <table:table-cell table:style-name="Table2.A2" office:value-type="string">
            <text:p text:style-name="P18"><text:s text:c="13"/><text:span text:style-name="T1">0.1</text:span></text:p>
          </table:table-cell>
          <table:table-cell table:style-name="Table2.A2" office:value-type="string">
            <text:p text:style-name="P21"><text:s text:c="3"/>0m27.940</text:p>
          </table:table-cell>
          <table:table-cell table:style-name="Table2.D2" office:value-type="string">
            <text:p text:style-name="P18"><text:s text:c="8"/><text:span text:style-name="T1">73.78</text:span></text:p>
          </table:table-cell>
        </table:table-row>
        <table:table-row>
          <table:table-cell table:style-name="Table2.A2" office:value-type="string">
            <text:p text:style-name="P18"><text:s text:c="13"/><text:span text:style-name="T1">400</text:span></text:p>
          </table:table-cell>
          <table:table-cell table:style-name="Table2.A2" office:value-type="string">
            <text:p text:style-name="P18"><text:s text:c="13"/><text:span text:style-name="T1">0.1</text:span></text:p>
          </table:table-cell>
          <table:table-cell table:style-name="Table2.A2" office:value-type="string">
            <text:p text:style-name="P20"><text:s text:c="3"/>0m36.300</text:p>
          </table:table-cell>
          <table:table-cell table:style-name="Table2.D2" office:value-type="string">
            <text:p text:style-name="P18"><text:s text:c="8"/><text:span text:style-name="T1">77.68</text:span></text:p>
          </table:table-cell>
        </table:table-row>
        <table:table-row>
          <table:table-cell table:style-name="Table2.A2" office:value-type="string">
            <text:p text:style-name="P18"><text:s text:c="13"/><text:span text:style-name="T1">200</text:span></text:p>
          </table:table-cell>
          <table:table-cell table:style-name="Table2.A2" office:value-type="string">
            <text:p text:style-name="P18"><text:s text:c="13"/><text:span text:style-name="T1">0.01</text:span></text:p>
          </table:table-cell>
          <table:table-cell table:style-name="Table2.A2" office:value-type="string">
            <text:p text:style-name="P22"><text:s text:c="3"/><text:span text:style-name="T2">0m24.096</text:span></text:p>
          </table:table-cell>
          <table:table-cell table:style-name="Table2.D2" office:value-type="string">
            <text:p text:style-name="P18"><text:s text:c="8"/><text:span text:style-name="T1">77.03</text:span></text:p>
          </table:table-cell>
        </table:table-row>
        <table:table-row>
          <table:table-cell table:style-name="Table2.A2" office:value-type="string">
            <text:p text:style-name="P18"><text:s text:c="13"/><text:span text:style-name="T1">100</text:span></text:p>
          </table:table-cell>
          <table:table-cell table:style-name="Table2.A2" office:value-type="string">
            <text:p text:style-name="P18"><text:s text:c="13"/><text:span text:style-name="T1">0.01</text:span></text:p>
          </table:table-cell>
          <table:table-cell table:style-name="Table2.A2" office:value-type="string">
            <text:p text:style-name="P23"><text:s text:c="3"/><text:span text:style-name="T3">0m24.748</text:span></text:p>
          </table:table-cell>
          <table:table-cell table:style-name="Table2.D2" office:value-type="string">
            <text:p text:style-name="P18"><text:s text:c="8"/><text:span text:style-name="T1">77.89</text:span></text:p>
          </table:table-cell>
        </table:table-row>
        <table:table-row>
          <table:table-cell table:style-name="Table2.A2" office:value-type="string">
            <text:p text:style-name="P18"><text:s text:c="14"/><text:span text:style-name="T1">50</text:span></text:p>
          </table:table-cell>
          <table:table-cell table:style-name="Table2.A2" office:value-type="string">
            <text:p text:style-name="P18"><text:s text:c="13"/><text:span text:style-name="T1">0.01</text:span></text:p>
          </table:table-cell>
          <table:table-cell table:style-name="Table2.A2" office:value-type="string">
            <text:p text:style-name="P24"><text:s text:c="3"/><text:span text:style-name="T5">3</text:span>m25.048</text:p>
          </table:table-cell>
          <table:table-cell table:style-name="Table2.D2" office:value-type="string">
            <text:p text:style-name="P18"><text:s text:c="8"/><text:span text:style-name="T1">80.62</text:span></text:p>
          </table:table-cell>
        </table:table-row>
        <table:table-row>
          <table:table-cell table:style-name="Table2.A2" office:value-type="string">
            <text:p text:style-name="P18"><text:s text:c="14"/><text:span text:style-name="T1">30</text:span></text:p>
          </table:table-cell>
          <table:table-cell table:style-name="Table2.A2" office:value-type="string">
            <text:p text:style-name="P18"><text:s text:c="13"/><text:span text:style-name="T1">0.01</text:span></text:p>
          </table:table-cell>
          <table:table-cell table:style-name="Table2.A2" office:value-type="string">
            <text:p text:style-name="P25"><text:s text:c="3"/><text:span text:style-name="T4">5m58.072</text:span></text:p>
          </table:table-cell>
          <table:table-cell table:style-name="Table2.D2" office:value-type="string">
            <text:p text:style-name="P18"><text:s text:c="8"/><text:span text:style-name="T1">83.37</text:span></text:p>
          </table:table-cell>
        </table:table-row>
      </table:table>
      <text:p text:style-name="P1"/>
      <text:p text:style-name="P13"/>
      <text:p text:style-name="P13"/>
      <text:p text:style-name="P16"><text:soft-page-break/>REPORT :</text:p>
      <text:p text:style-name="P15"><text:tab/>From the above observation we will see that <text:span text:style-name="T23">as we are decrease the error tolerance and fix the learning rate (say 0.01 ) the accuracy of the class will increase but the time to execute the program also increase.</text:span></text:p>
      <text:p text:style-name="P14"/>
      <text:p text:style-name="P7"/>
      <text:p text:style-name="P7"/>
      <text:p text:style-name="P7"/>
      <text:p text:style-name="P39">2.SINGLE CLASS :</text:p>
      <text:p text:style-name="P7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<text:s/>ERROR TOLERANCE </text:p>
          </table:table-cell>
          <table:table-cell table:style-name="Table1.A1" office:value-type="string">
            <text:p text:style-name="P26"><text:s/>LEARNING RATE</text:p>
          </table:table-cell>
          <table:table-cell table:style-name="Table1.A1" office:value-type="string">
            <text:p text:style-name="P26"><text:s text:c="3"/>TIME (secs)</text:p>
          </table:table-cell>
          <table:table-cell table:style-name="Table1.D1" office:value-type="string">
            <text:p text:style-name="P18"><text:s text:c="4"/><text:span text:style-name="T6">ACCURACY</text:span></text:p>
          </table:table-cell>
        </table:table-row>
        <table:table-row>
          <table:table-cell table:style-name="Table1.A2" office:value-type="string">
            <text:p text:style-name="P18"><text:s text:c="11"/><text:span text:style-name="T7">30 </text:span></text:p>
          </table:table-cell>
          <table:table-cell table:style-name="Table1.A2" office:value-type="string">
            <text:p text:style-name="P18"><text:s text:c="11"/><text:span text:style-name="T7">0.1</text:span></text:p>
          </table:table-cell>
          <table:table-cell table:style-name="Table1.A2" office:value-type="string">
            <text:p text:style-name="P27"><text:s text:c="4"/><text:span text:style-name="T8">0m34.692</text:span></text:p>
          </table:table-cell>
          <table:table-cell table:style-name="Table1.D2" office:value-type="string">
            <text:p text:style-name="P28"><text:s text:c="8"/><text:span text:style-name="T9"><text:s/>0.9907</text:span></text:p>
          </table:table-cell>
        </table:table-row>
        <table:table-row>
          <table:table-cell table:style-name="Table1.A2" office:value-type="string">
            <text:p text:style-name="P18"><text:s text:c="11"/><text:span text:style-name="T11">50</text:span></text:p>
          </table:table-cell>
          <table:table-cell table:style-name="Table1.A2" office:value-type="string">
            <text:p text:style-name="P18"><text:s text:c="11"/><text:span text:style-name="T11">0.1</text:span></text:p>
          </table:table-cell>
          <table:table-cell table:style-name="Table1.A2" office:value-type="string">
            <text:p text:style-name="P29"><text:s text:c="4"/><text:span text:style-name="T10">0m19.692</text:span></text:p>
          </table:table-cell>
          <table:table-cell table:style-name="Table1.D2" office:value-type="string">
            <text:p text:style-name="P30"><text:s text:c="9"/><text:span text:style-name="T12">0.9904</text:span></text:p>
          </table:table-cell>
        </table:table-row>
        <table:table-row>
          <table:table-cell table:style-name="Table1.A2" office:value-type="string">
            <text:p text:style-name="P18"><text:s text:c="11"/><text:span text:style-name="T14">100</text:span></text:p>
          </table:table-cell>
          <table:table-cell table:style-name="Table1.A2" office:value-type="string">
            <text:p text:style-name="P18"><text:s text:c="11"/><text:span text:style-name="T15">0.1</text:span></text:p>
          </table:table-cell>
          <table:table-cell table:style-name="Table1.A2" office:value-type="string">
            <text:p text:style-name="P31"><text:s text:c="4"/><text:span text:style-name="T13">0m9.328</text:span></text:p>
          </table:table-cell>
          <table:table-cell table:style-name="Table1.D2" office:value-type="string">
            <text:p text:style-name="P31"><text:s text:c="9"/><text:span text:style-name="T13">0.9875</text:span></text:p>
          </table:table-cell>
        </table:table-row>
        <table:table-row>
          <table:table-cell table:style-name="Table1.A2" office:value-type="string">
            <text:p text:style-name="P18"><text:s text:c="11"/><text:span text:style-name="T18">100</text:span></text:p>
          </table:table-cell>
          <table:table-cell table:style-name="Table1.A2" office:value-type="string">
            <text:p text:style-name="P18"><text:s text:c="11"/><text:span text:style-name="T19">0.01</text:span></text:p>
          </table:table-cell>
          <table:table-cell table:style-name="Table1.A2" office:value-type="string">
            <text:p text:style-name="P32"><text:s text:c="4"/><text:span text:style-name="T16">0m2.496</text:span></text:p>
          </table:table-cell>
          <table:table-cell table:style-name="Table1.D2" office:value-type="string">
            <text:p text:style-name="P33"><text:s text:c="9"/><text:span text:style-name="T17">0.9742</text:span></text:p>
          </table:table-cell>
        </table:table-row>
        <table:table-row table:style-name="Table1.6">
          <table:table-cell table:style-name="Table1.A2" office:value-type="string">
            <text:p text:style-name="P18"><text:s text:c="11"/><text:span text:style-name="T20">400</text:span></text:p>
          </table:table-cell>
          <table:table-cell table:style-name="Table1.A2" office:value-type="string">
            <text:p text:style-name="P18"><text:s text:c="11"/><text:span text:style-name="T21">0.01</text:span></text:p>
          </table:table-cell>
          <table:table-cell table:style-name="Table1.A2" office:value-type="string">
            <text:p text:style-name="P34"><text:s text:c="4"/><text:span text:style-name="T21">0m2.240</text:span></text:p>
          </table:table-cell>
          <table:table-cell table:style-name="Table1.D2" office:value-type="string">
            <text:p text:style-name="P34"><text:s text:c="9"/><text:span text:style-name="T21">0.9723</text:span></text:p>
          </table:table-cell>
        </table:table-row>
      </table:table>
      <text:p text:style-name="P4"/>
      <text:p text:style-name="P4"/>
      <text:p text:style-name="P10"><text:span text:style-name="T22">(i) </text:span>In this experiment we implemented <text:span text:style-name="T24">one logistic classifier</text:span> . <text:span text:style-name="T22">We will use the hypothesis class function ( sigmoid function ) and the gradient descent method as our optimization algorithmn.</text:span></text:p>
      <text:p text:style-name="P11"/>
      <text:p text:style-name="P17">REPORT:</text:p>
      <text:p text:style-name="P17"><text:tab/><text:span text:style-name="T25">From the above observation we will see that </text:span><text:span text:style-name="T26">as we are decrease the error tolerance and fix the learning rate (say 0.1 ) the accuracy of the class will increase but the time to execute the program also increase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4:42:39.783986323</meta:creation-date>
    <dc:date>2017-12-06T14:32:05.948889456</dc:date>
    <meta:editing-duration>PT1H8M27S</meta:editing-duration>
    <meta:editing-cycles>60</meta:editing-cycles>
    <meta:generator>LibreOffice/5.1.6.2$Linux_X86_64 LibreOffice_project/10m0$Build-2</meta:generator>
    <meta:document-statistic meta:table-count="2" meta:image-count="0" meta:object-count="0" meta:page-count="2" meta:paragraph-count="69" meta:word-count="310" meta:character-count="2203" meta:non-whitespace-character-count="1499"/>
  </office:meta>
</office:document-meta>
</file>